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26.35cm" svg:y="4.648cm">
            <draw:object draw:notify-on-update-of-ranges="Sheet1.B2:Sheet1.B201 Sheet1.E1:Sheet1.E1 Sheet1.E2:Sheet1.E2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Acesso</text:p>
          </table:table-cell>
          <table:table-cell table:number-columns-repeated="2"/>
          <table:table-cell office:value-type="string" calcext:value-type="string">
            <text:p>Distância de Pilh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23:06:32.287509092</meta:creation-date>
    <dc:date>2023-05-08T23:15:52.213183437</dc:date>
    <meta:editing-duration>PT9M22S</meta:editing-duration>
    <meta:editing-cycles>1</meta:editing-cycles>
    <meta:document-statistic meta:table-count="1" meta:cell-count="1002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5.151cm" svg:y="0.316cm" chart:style-name="ch2">
          <text:p>Evolução Distância de Pilha</text:p>
        </chart:title>
        <chart:legend chart:legend-position="bottom" svg:x="6.337cm" svg:y="8.407cm" style:legend-expansion="wide" chart:style-name="ch3"/>
        <chart:plot-area chart:style-name="ch4" table:cell-range-address="Sheet1.B2:Sheet1.B201 Sheet1.E1:Sheet1.E201" chart:data-source-has-labels="both" svg:x="0.319cm" svg:y="1.275cm" svg:width="15.36cm" svg:height="6.768cm">
          <chart:coordinate-region svg:x="0.94cm" svg:y="1.474cm" svg:width="14.739cm" svg:height="5.645cm"/>
          <chart:axis chart:dimension="x" chart:name="primary-x" chart:style-name="ch5" chartooo:axis-type="auto">
            <chartooo:date-scale/>
            <chart:categories table:cell-range-address="Sheet1.B2:Sheet1.B20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E2:Sheet1.E201" chart:label-cell-address="Sheet1.E1:Sheet1.E1" chart:class="chart:bar"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ância de Pilha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52">
                <text:p>52</text:p>
                <draw:g>
                  <svg:desc>Sheet1.B2:Sheet1.B201</svg:desc>
                </draw:g>
              </table:table-cell>
              <table:table-cell office:value-type="float" office:value="0">
                <text:p>0</text:p>
                <draw:g>
                  <svg:desc>Sheet1.E2:Sheet1.E201</svg:desc>
                </draw:g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